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6pt" style:font-size-asian="36pt" style:font-size-complex="36pt"/>
    </style:style>
    <style:style style:name="P3" style:family="paragraph" style:parent-style-name="Standard">
      <style:paragraph-properties fo:text-align="start" style:justify-single-word="false"/>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Meet and Sign Live</text:p>
      <text:p text:style-name="P2"/>
      <text:p text:style-name="P3"><text:tab/>Meet and Sign Live is a digital authors tool to interact and promote their book with digital book signings (currently only look at Amazon Kindle). With this app digital authors have another route for personal interaction with fans, which is the highest and best form of marketing for current and future books. In this app an author will be able to create an account, host a meeting, and live sign customers books. </text:p>
      <text:p text:style-name="P3"/>
      <text:p text:style-name="P3"><text:tab/>I will be writing MSL using the Meteor framework which uses React, Javascript, MongoDB and Handlebars. Extended goals for this app are to interact with Google and Facebook user login, create a meeting metrics system (post meeting review), and to reach more digital book sights than Kindle (Ibooks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Bunner</meta:initial-creator>
    <meta:creation-date>2016-11-19T10:20:45.67</meta:creation-date>
    <meta:document-statistic meta:table-count="0" meta:image-count="0" meta:object-count="0" meta:page-count="1" meta:paragraph-count="3" meta:word-count="125" meta:character-count="736"/>
    <dc:date>2016-11-19T10:50:58.59</dc:date>
    <dc:creator>David Bunner</dc:creator>
    <meta:editing-duration>PT2S</meta:editing-duration>
    <meta:editing-cycles>1</meta:editing-cycles>
    <meta:generator>OpenOffice/4.1.3$Win32 OpenOffice.org_project/413m1$Build-9783</meta:generator>
  </office:meta>
</office:document-meta>
</file>